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231" officeooo:paragraph-rsid="0017e231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7e231" officeooo:paragraph-rsid="0017e231"/>
    </style:style>
    <style:style style:name="P3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officeooo:rsid="0017e231" officeooo:paragraph-rsid="0017e231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17e231" officeooo:paragraph-rsid="0017e231"/>
    </style:style>
    <style:style style:name="P5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officeooo:rsid="0017e231" officeooo:paragraph-rsid="0017e231"/>
    </style:style>
    <style:style style:name="P6" style:family="paragraph" style:parent-style-name="Text_20_body">
      <style:text-properties officeooo:rsid="00185f8f" officeooo:paragraph-rsid="00185f8f"/>
    </style:style>
    <style:style style:name="T1" style:family="text">
      <style:text-properties officeooo:rsid="00185f8f"/>
    </style:style>
    <style:style style:name="T2" style:family="text">
      <style:text-properties officeooo:rsid="00187f3e"/>
    </style:style>
    <style:style style:name="T3" style:family="text">
      <style:text-properties officeooo:rsid="001a59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port </text:p>
      <text:p text:style-name="P1"/>
      <text:h text:style-name="Heading_20_1" text:outline-level="1">Abstract</text:h>
      <text:p text:style-name="P1">- might need to revise</text:p>
      <text:p text:style-name="P1"/>
      <text:h text:style-name="Heading_20_1" text:outline-level="1">Introduction</text:h>
      <text:p text:style-name="P1">- an extended version of the abstract</text:p>
      <text:p text:style-name="P1">- answer the same questions but more in detail</text:p>
      <text:p text:style-name="P1"/>
      <text:h text:style-name="Heading_20_1" text:outline-level="1">Related works</text:h>
      <text:p text:style-name="P1">- Similar works that can be found on internet/articles</text:p>
      <text:p text:style-name="P2">- google scholar</text:p>
      <text:p text:style-name="P2">- books</text:p>
      <text:p text:style-name="P2">- websites</text:p>
      <text:p text:style-name="P4">- link different works</text:p>
      <text:p text:style-name="P4">- highlight what is missing in our opinion</text:p>
      <text:p text:style-name="P4">- what is different with respect to our project</text:p>
      <text:p text:style-name="P4">- relate own problem to other projects</text:p>
      <text:p text:style-name="P2">- “This guy has done it this way”</text:p>
      <text:p text:style-name="P2">- “Here something is missing”</text:p>
      <text:p text:style-name="P2">- “What is different”</text:p>
      <text:p text:style-name="P2"/>
      <text:h text:style-name="Heading_20_1" text:outline-level="1">System description</text:h>
      <text:p text:style-name="P4">- system architecture: already have it from earlier lecture (block diagram)</text:p>
      <text:p text:style-name="P4">- information flow:</text:p>
      <text:p text:style-name="P3">-flow chart</text:p>
      <text:p text:style-name="P3">-sequence diagram (UML)</text:p>
      <text:p text:style-name="P5">-describe model (kinematics)</text:p>
      <text:p text:style-name="P5">- control</text:p>
      <text:p text:style-name="P5">- user interface</text:p>
      <text:p text:style-name="P5"/>
      <text:h text:style-name="Heading_20_1" text:outline-level="1">Simulations/experiments</text:h>
      <text:p text:style-name="P5">- show different study cases</text:p>
      <text:p text:style-name="P5">- screenshots from gazebo</text:p>
      <text:p text:style-name="P3">- <text:span text:style-name="T1">user interface</text:span></text:p>
      <text:p text:style-name="P5">-photos from real robot</text:p>
      <text:p text:style-name="P5"><text:soft-page-break/>- <text:span text:style-name="T2">video</text:span></text:p>
      <text:p text:style-name="P5">-<text:span text:style-name="T3">survey user experience</text:span></text:p>
      <text:h text:style-name="Heading_20_1" text:outline-level="1">Discussion</text:h>
      <text:p text:style-name="P6">- comment results</text:p>
      <text:p text:style-name="P6">- mention what is not working (if)</text:p>
      <text:p text:style-name="P6">- future work</text:p>
      <text:h text:style-name="Heading_20_1" text:outline-level="1">Appendix</text:h>
      <text:p text:style-name="Text_20_body">- <text:span text:style-name="T3">link to gith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43:49.614389605</meta:creation-date>
    <dc:date>2018-02-27T13:12:49.960631535</dc:date>
    <meta:editing-duration>PT28M5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157" meta:character-count="906" meta:non-whitespace-character-count="787"/>
  </office:meta>
</office:document-meta>
</file>